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officeooo:rsid="000d1abf" officeooo:paragraph-rsid="000d1abf" style:font-size-asian="14pt" style:font-weight-asian="bold" style:font-size-complex="16pt" style:font-weight-complex="bold"/>
    </style:style>
    <style:style style:name="P2" style:family="paragraph" style:parent-style-name="Standard">
      <style:text-properties fo:font-size="12pt" fo:font-weight="normal" officeooo:rsid="0010216d" officeooo:paragraph-rsid="0010216d" style:font-size-asian="10.5pt" style:font-weight-asian="normal" style:font-size-complex="12pt" style:font-weight-complex="normal"/>
    </style:style>
    <style:style style:name="P3" style:family="paragraph" style:parent-style-name="Standard">
      <style:text-properties fo:font-size="12pt" fo:font-weight="normal" officeooo:rsid="000d1abf" officeooo:paragraph-rsid="000d1abf" style:font-size-asian="10.5pt" style:font-weight-asian="normal" style:font-size-complex="12pt" style:font-weight-complex="normal"/>
    </style:style>
    <style:style style:name="P4" style:family="paragraph" style:parent-style-name="Standard">
      <style:text-properties fo:font-size="12pt" fo:font-weight="normal" officeooo:rsid="000d1abf" officeooo:paragraph-rsid="0016a1eb" style:font-size-asian="10.5pt" style:font-weight-asian="normal" style:font-size-complex="12pt" style:font-weight-complex="normal"/>
    </style:style>
    <style:style style:name="P5" style:family="paragraph" style:parent-style-name="Standard">
      <style:text-properties fo:font-size="12pt" fo:font-weight="normal" officeooo:rsid="0016ee07" officeooo:paragraph-rsid="0016ee07" style:font-size-asian="10.5pt" style:font-weight-asian="normal" style:font-size-complex="12pt" style:font-weight-complex="normal"/>
    </style:style>
    <style:style style:name="P6" style:family="paragraph" style:parent-style-name="Standard">
      <style:text-properties fo:font-size="12pt" fo:font-weight="normal" officeooo:rsid="001af96c" officeooo:paragraph-rsid="001af96c" style:font-size-asian="10.5pt" style:font-weight-asian="normal" style:font-size-complex="12pt" style:font-weight-complex="normal"/>
    </style:style>
    <style:style style:name="P7" style:family="paragraph" style:parent-style-name="Standard">
      <style:text-properties fo:font-size="12pt" fo:font-weight="normal" officeooo:rsid="00214527" officeooo:paragraph-rsid="00214527" style:font-size-asian="10.5pt" style:font-weight-asian="normal" style:font-size-complex="12pt" style:font-weight-complex="normal"/>
    </style:style>
    <style:style style:name="P8" style:family="paragraph" style:parent-style-name="Standard">
      <style:text-properties fo:font-size="12pt" fo:font-weight="bold" officeooo:rsid="000d1abf" officeooo:paragraph-rsid="000d1abf" style:font-size-asian="10.5pt" style:font-weight-asian="bold" style:font-size-complex="12pt" style:font-weight-complex="bold"/>
    </style:style>
    <style:style style:name="P9" style:family="paragraph" style:parent-style-name="Preformatted_20_Text">
      <style:text-properties fo:font-variant="normal" fo:text-transform="none" fo:color="#000000" style:font-name="monospace" fo:font-size="10.5pt" fo:letter-spacing="normal" fo:font-style="normal" fo:font-weight="normal" officeooo:rsid="001371b9" officeooo:paragraph-rsid="001371b9" style:font-size-asian="10.5pt" style:font-weight-asian="normal" style:font-size-complex="12pt" style:font-weight-complex="normal"/>
    </style:style>
    <style:style style:name="P1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1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16ee07" officeooo:paragraph-rsid="0016ee07"/>
    </style:style>
    <style:style style:name="P1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1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16ee07" officeooo:paragraph-rsid="0016ee07"/>
    </style:style>
    <style:style style:name="P1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Serif" fo:font-size="12pt" fo:letter-spacing="normal" fo:font-style="normal" fo:font-weight="normal" officeooo:rsid="0016ee07" officeooo:paragraph-rsid="0016ee07" style:font-size-asian="10.5pt" style:font-size-complex="12pt"/>
    </style:style>
    <style:style style:name="T1" style:family="text">
      <style:text-properties officeooo:rsid="000d3fbf"/>
    </style:style>
    <style:style style:name="T2" style:family="text">
      <style:text-properties officeooo:rsid="00106395"/>
    </style:style>
    <style:style style:name="T3" style:family="text">
      <style:text-properties officeooo:rsid="00152409"/>
    </style:style>
    <style:style style:name="T4" style:family="text">
      <style:text-properties officeooo:rsid="001873a7"/>
    </style:style>
    <style:style style:name="T5" style:family="text">
      <style:text-properties officeooo:rsid="001cf10c"/>
    </style:style>
    <style:style style:name="T6" style:family="text">
      <style:text-properties officeooo:rsid="00230b13"/>
    </style:style>
    <style:style style:name="T7" style:family="text">
      <style:text-properties officeooo:rsid="0023e1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ecutive Summary</text:p>
      <text:p text:style-name="P8"/>
      <text:p text:style-name="P7">This goal of this study was to build a model that can accurately <text:span text:style-name="T6">predict </text:span>the pay grade for job postings online that came with no salary info. <text:span text:style-name="T7">The model was built and tested on data from the job accumulator indeed.com. The model predicted vast differences in pay grades between different job titles. Most notably, anything with ‘data science’ or ‘machine learning’ was predicted to pay well, and anything with the word ‘research’ in it was predicted to pay poorly. </text:span></text:p>
      <text:p text:style-name="P8"/>
      <text:p text:style-name="P8">Methods</text:p>
      <text:p text:style-name="P8"/>
      <text:p text:style-name="P4">The data used in this analysis was accumulated by scraping 100 pages of job postings on indeed.com from each of 16 major cities across the US. Those cities were New York, Chicago, San Francisco, Austin, Seattle, Los Angeles, Philadelphia, Atlanta, Dallas, Pittsburgh, Portland, Phoenix, Denver, Houston, Miami, and Washington DC. <text:span text:style-name="T3">All salaries on indeed.com were listed as either yearly, monthly, or hourly. Any salary ranges were reduced to their average. Monthly salaries were multiplied by 12, and hourly salaries were multiplied by 2000 for the analysis.</text:span></text:p>
      <text:p text:style-name="P4"/>
      <text:p text:style-name="P4">All job postings with relevant salary info were used <text:span text:style-name="T1">to build a random forest model that predicts whether any given job posting will pay above or below average based on its job title and location. The model was then used to predict the pay grade in each of our target cities for a list of very common job titles that are relevant to data science.</text:span></text:p>
      <text:p text:style-name="P8"/>
      <text:p text:style-name="P8">Results</text:p>
      <text:p text:style-name="P8"/>
      <text:p text:style-name="P2">The final model was tested on un-learned data. The test revealed that the final model is <text:span text:style-name="T6">about 80</text:span>% accurate in predicting whether any specific job posting will be above or below the median salary. <text:span text:style-name="T2">The baseline accuracy for this situation is 50%, so the model does give us valuable insight.</text:span></text:p>
      <text:p text:style-name="P2"><text:s/></text:p>
      <text:p text:style-name="P5">Below is a list of job titles, and the number of cities (out of 16) where postings with that job title were predicted to pay above average.</text:p>
      <text:p text:style-name="P5"/>
      <text:p text:style-name="P9">job_title</text:p>
      <text:p text:style-name="P10">Data Engineer <text:s text:c="15"/>16.0</text:p>
      <text:p text:style-name="P10">Data Science Developer <text:s text:c="6"/>11.0</text:p>
      <text:p text:style-name="P10">Data Scientist <text:s text:c="14"/>16.0</text:p>
      <text:p text:style-name="P10">Data Specialist <text:s text:c="14"/>5.0</text:p>
      <text:p text:style-name="P10">Database Analyst <text:s text:c="13"/>5.0</text:p>
      <text:p text:style-name="P10">Machine Learning Engineer <text:s text:c="3"/>16.0</text:p>
      <text:p text:style-name="P10">Quantitative Analyst <text:s text:c="8"/>15.0</text:p>
      <text:p text:style-name="P10">Research Analyst <text:s text:c="13"/>0.0</text:p>
      <text:p text:style-name="P10">Research Assistant <text:s text:c="11"/>5.0</text:p>
      <text:p text:style-name="P10">Research Associate <text:s text:c="11"/>1.0</text:p>
      <text:p text:style-name="P10">Statistical Analyst <text:s text:c="10"/>6.0</text:p>
      <text:p text:style-name="P10"/>
      <text:p text:style-name="P14">The next list shows the number of job titles on our list (out of 11) that are predicted to pay above average for each of our target cities.</text:p>
      <text:p text:style-name="P14"/>
      <text:p text:style-name="P11">city</text:p>
      <text:p text:style-name="P10"><text:soft-page-break/>Atlanta <text:s text:c="12"/>6.0</text:p>
      <text:p text:style-name="P10">Austin <text:s text:c="13"/>9.0</text:p>
      <text:p text:style-name="P10">Chicago <text:s text:c="12"/>5.0</text:p>
      <text:p text:style-name="P10">Dallas <text:s text:c="13"/>4.0</text:p>
      <text:p text:style-name="P10">Denver <text:s text:c="13"/>5.0</text:p>
      <text:p text:style-name="P10">Houston <text:s text:c="12"/>4.0</text:p>
      <text:p text:style-name="P10">Los+Angeles <text:s text:c="8"/>9.0</text:p>
      <text:p text:style-name="P10">Miami <text:s text:c="14"/>5.0</text:p>
      <text:p text:style-name="P10">New+York <text:s text:c="11"/>5.0</text:p>
      <text:p text:style-name="P10">Philadelphia <text:s text:c="7"/>9.0</text:p>
      <text:p text:style-name="P10">Phoenix <text:s text:c="12"/>4.0</text:p>
      <text:p text:style-name="P10">Pittsburgh <text:s text:c="9"/>4.0</text:p>
      <text:p text:style-name="P10">Portland <text:s text:c="11"/>3.0</text:p>
      <text:p text:style-name="P10">San+Francisco <text:s text:c="5"/>10.0</text:p>
      <text:p text:style-name="P10">Seattle <text:s text:c="12"/>5.0</text:p>
      <text:p text:style-name="P10">Washington+City <text:s text:c="4"/>9.0</text:p>
      <text:p text:style-name="P11"/>
      <text:p text:style-name="P8"/>
      <text:p text:style-name="P8">Interpretation</text:p>
      <text:p text:style-name="P8"/>
      <text:p text:style-name="P5">Job postings with the title ‘data engineer’ and ‘machine learning engineer’ are predicted to be high-paying in all of our target cities. ‘Research analyst’ and ‘research associate’ positions pay very poorly <text:span text:style-name="T4">everywhere. In Washington DC, Philadelphia, San Francisco, Los Angeles, and Austin, the model predicted that all job titles besides ‘research analyst’ and ‘research associate’ would fetch high pay. The model predicted mixed results for the other combinations of job title and location that were fed into it.</text:span></text:p>
      <text:p text:style-name="P5"/>
      <text:p text:style-name="P8">Conclusion</text:p>
      <text:p text:style-name="P3"/>
      <text:p text:style-name="P6">If you can (ethically) describe your job as a research position of any type, you will be able to get away with offering far less competitive pay. <text:span text:style-name="T5">If that’s not applicable to your job, y</text:span>ou can also describe your data-science jobs in different terms so that there will be less competition from other employers. For example, statistical analyst, database analyst, and data specialist positions were predicted to pay below average <text:span text:style-name="T5">in most of our target cities. Also, not surprisingly, data science jobs in San Francisco, Washington DC, Los Angeles, and Austin are predicted to pay highly. If you can hire for your jobs in other cities instead, you can get away with offering lower w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officeooo:rsid="000d1abf" officeooo:paragraph-rsid="000d1abf" style:font-size-asian="14pt" style:font-weight-asian="bold" style:font-size-complex="16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6:54:25.609909856</meta:creation-date>
    <meta:generator>LibreOffice/5.1.6.2$Linux_X86_64 LibreOffice_project/10m0$Build-2</meta:generator>
    <dc:date>2017-07-28T08:50:49.715347009</dc:date>
    <meta:editing-duration>PT8H48M49S</meta:editing-duration>
    <meta:editing-cycles>8</meta:editing-cycles>
    <meta:document-statistic meta:table-count="0" meta:image-count="0" meta:object-count="0" meta:page-count="2" meta:paragraph-count="43" meta:word-count="603" meta:character-count="3931" meta:non-whitespace-character-count="3082"/>
  </office:meta>
</office:document-meta>
</file>